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16a144" officeooo:paragraph-rsid="0016a144"/>
    </style:style>
    <style:style style:name="P2" style:family="paragraph" style:parent-style-name="Preformatted_20_Text">
      <style:text-properties style:text-underline-style="solid" style:text-underline-width="auto" style:text-underline-color="font-color" fo:font-weight="bold" officeooo:rsid="0016a144" officeooo:paragraph-rsid="0016a144" style:font-weight-asian="bold" style:font-weight-complex="bold"/>
    </style:style>
    <style:style style:name="P3" style:family="paragraph" style:parent-style-name="Text_20_body">
      <style:text-properties officeooo:rsid="0016a144" officeooo:paragraph-rsid="0016a144"/>
    </style:style>
    <style:style style:name="P4" style:family="paragraph" style:parent-style-name="Text_20_body">
      <style:text-properties fo:background-color="#ffff00"/>
    </style:style>
    <style:style style:name="T1" style:family="text">
      <style:text-properties fo:color="#df3434" fo:font-weight="bold"/>
    </style:style>
    <style:style style:name="T2" style:family="text">
      <style:text-properties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node.js 安装</text:p>
      <text:p text:style-name="Preformatted_20_Text"/>
      <text:p text:style-name="P2">参考网址 ：blog.csdn.net/cw370008359/article/details/52352427</text:p>
      <text:p text:style-name="P3">nodejs官网下载安装的源码文件，(node-v4.5.0-<text:a xlink:type="simple" xlink:href="http://lib.csdn.net/base/linux" office:target-frame-name="_blank" xlink:show="new"><text:span text:style-name="T1">Linux</text:span></text:a>-x64.tar.xz)</text:p>
      <text:section text:style-name="Sect1" text:name="article_content">
        <text:p text:style-name="Text_20_body">在linux命令行里输入：</text:p>
        <text:p text:style-name="Text_20_body">tar -xvf node-v4.5.0-linux-x64.tar.xz</text:p>
        <text:p text:style-name="Text_20_body">然后输入vi /etc/profile</text:p>
        <text:p text:style-name="Text_20_body">在最后一行添加（设置环境变量）</text:p>
        <text:p text:style-name="P4">export NODE_HOME=/mnt/software/node-v4.5.0-linux-x64<text:line-break/>export PATH=$PATH:$NODE_HOME/bin<text:line-break/>export NODE_PATH=$NODE_HOME/lib/node_modules</text:p>
        <text:p text:style-name="Text_20_body">输入<text:span text:style-name="T2">source /etc/profile</text:span>使设置生效</text:p>
        <text:p text:style-name="Text_20_body">再输入node -v查看版本号</text:p>
        <text:p text:style-name="Text_20_body"/>
        <text:p text:style-name="Text_20_body">如果要升级nodejs的话可以使用如下命令，</text:p>
        <text:p text:style-name="Text_20_body">npm install -g n</text:p>
        <text:p text:style-name="Text_20_body">n latest</text:p>
        <text:p text:style-name="Text_20_body">安装完成后就是最新版本了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08:53:10.239894278</dc:date>
    <meta:generator>LibreOffice/4.2.8.2$Linux_X86_64 LibreOffice_project/420m0$Build-2</meta:generator>
    <meta:editing-duration>PT30S</meta:editing-duration>
    <meta:editing-cycles>2</meta:editing-cycles>
    <meta:document-statistic meta:table-count="0" meta:image-count="0" meta:object-count="0" meta:page-count="1" meta:paragraph-count="14" meta:word-count="116" meta:character-count="427" meta:non-whitespace-character-count="411"/>
  </office:meta>
</office:document-meta>
</file>